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E6AD8D1C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05:58.627000000</dc:date>
    <meta:editing-duration>PT33M46S</meta:editing-duration>
    <meta:editing-cycles>7</meta:editing-cycles>
    <meta:generator>LibreOffice/24.8.2.1$Windows_X86_64 LibreOffice_project/0f794b6e29741098670a3b95d60478a65d05ef13</meta:generator>
    <meta:document-statistic meta:table-count="0" meta:image-count="9" meta:object-count="0" meta:page-count="18" meta:paragraph-count="324" meta:word-count="1036" meta:character-count="9566" meta:non-whitespace-character-count="7128"/>
  </office:meta>
</office:document-meta>
</file>